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B" style:family="table-column">
      <style:table-column-properties style:column-width="12.751cm" style:rel-column-width="4914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1da1" officeooo:paragraph-rsid="001b1da1"/>
    </style:style>
    <style:style style:name="P2" style:family="paragraph" style:parent-style-name="Standard">
      <style:text-properties officeooo:paragraph-rsid="001b1da1"/>
    </style:style>
    <style:style style:name="P3" style:family="paragraph" style:parent-style-name="Standard">
      <style:text-properties officeooo:rsid="001fa572" officeooo:paragraph-rsid="001fa572"/>
    </style:style>
    <style:style style:name="P4" style:family="paragraph" style:parent-style-name="Table_20_Contents">
      <style:text-properties officeooo:rsid="001c8833" officeooo:paragraph-rsid="001c8833"/>
    </style:style>
    <style:style style:name="P5" style:family="paragraph" style:parent-style-name="Table_20_Contents">
      <style:text-properties fo:font-weight="bold" officeooo:rsid="001c8833" officeooo:paragraph-rsid="001c8833" style:font-weight-asian="bold" style:font-weight-complex="bold"/>
    </style:style>
    <style:style style:name="T1" style:family="text">
      <style:text-properties officeooo:rsid="001b1da1"/>
    </style:style>
    <style:style style:name="T2" style:family="text">
      <style:text-properties officeooo:rsid="002131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Status log file format</text:p>
      <text:p text:style-name="P1"/>
      <text:p text:style-name="P2"><text:span text:style-name="T1">the status log should have the following format:</text:span></text:p>
      <text:p text:style-name="P2"/>
      <text:p text:style-name="P2"><text:span text:style-name="T1">date stamp|type marker|critical marker|fixed marker| Log entry</text:span></text:p>
      <text:p text:style-name="P1"/>
      <text:p text:style-name="P1">Each entry must be on it's own line.</text:p>
      <text:p text:style-name="P1"/>
      <text:p text:style-name="P1">Each marker must be <text:span text:style-name="T2">separated by a pipe (|)</text:span></text:p>
      <text:p text:style-name="P1"/>
      <text:p text:style-name="P1">Each marker must be filled, these are the options to fill them with;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Marker</text:p>
          </table:table-cell>
          <table:table-cell table:style-name="Table1.B1" office:value-type="string">
            <text:p text:style-name="P5">Acceptable values</text:p>
          </table:table-cell>
        </table:table-row>
        <table:table-row>
          <table:table-cell table:style-name="Table1.A2" office:value-type="string">
            <text:p text:style-name="P4">Date stamp</text:p>
          </table:table-cell>
          <table:table-cell table:style-name="Table1.B2" office:value-type="string">
            <text:p text:style-name="P4">Unix time stamp</text:p>
          </table:table-cell>
        </table:table-row>
        <table:table-row>
          <table:table-cell table:style-name="Table1.A2" office:value-type="string">
            <text:p text:style-name="P4">Type</text:p>
          </table:table-cell>
          <table:table-cell table:style-name="Table1.B2" office:value-type="string">
            <text:p text:style-name="P4">Any description, this is not adjusted</text:p>
          </table:table-cell>
        </table:table-row>
        <table:table-row>
          <table:table-cell table:style-name="Table1.A2" office:value-type="string">
            <text:p text:style-name="P4">Critical marker</text:p>
          </table:table-cell>
          <table:table-cell table:style-name="Table1.B2" office:value-type="string">
            <text:p text:style-name="P4">Either 'nc' or 'crit'</text:p>
          </table:table-cell>
        </table:table-row>
        <table:table-row>
          <table:table-cell table:style-name="Table1.A2" office:value-type="string">
            <text:p text:style-name="P4">Fixed marker</text:p>
          </table:table-cell>
          <table:table-cell table:style-name="Table1.B2" office:value-type="string">
            <text:p text:style-name="P4">Either 'na', 'nf' or 'fix'</text:p>
          </table:table-cell>
        </table:table-row>
      </table:table>
      <text:p text:style-name="P1"/>
      <text:p text:style-name="P3">Example:<text:line-break/></text:p>
      <text:p text:style-name="Preformatted_20_Text">102312312|temperature|nc|na|The temperature at the Turatra's is 13 degrees C.</text:p>
      <text:p text:style-name="Preformatted_20_Text">102312334|gate|crit|nf|Gate 1 is open for &gt; 2 minu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iam Satterthwaite</meta:initial-creator>
    <meta:creation-date>2016-07-25T12:11:59.329655701</meta:creation-date>
    <dc:date>2016-07-25T14:54:42.968501363</dc:date>
    <dc:creator>William Satterthwaite</dc:creator>
    <meta:editing-duration>PT28M52S</meta:editing-duration>
    <meta:editing-cycles>5</meta:editing-cycles>
    <meta:generator>LibreOffice/5.0.6.2$Linux_x86 LibreOffice_project/00$Build-2</meta:generator>
    <meta:document-statistic meta:table-count="1" meta:image-count="0" meta:object-count="0" meta:page-count="1" meta:paragraph-count="19" meta:word-count="95" meta:character-count="582" meta:non-whitespace-character-count="505"/>
  </office:meta>
</office:document-meta>
</file>